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7pt" style:font-size-asian="17pt" style:font-size-complex="17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1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4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2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6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9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9.28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741cm" svg:height="2.502cm" svg:x="2.549cm" svg:y="1.66cm">
          <draw:image xlink:href="Pictures/10000201000001E0000001E0EE121C74.png" xlink:type="simple" xlink:show="embed" xlink:actuate="onLoad">
            <text:p/>
          </draw:image>
        </draw:frame>
        <draw:frame draw:style-name="gr3" draw:text-style-name="P1" draw:layer="layout" svg:width="2.741cm" svg:height="2.502cm" svg:x="5.046cm" svg:y="1.66cm">
          <draw:image xlink:href="Pictures/10000201000001E0000001E0EE121C74.png" xlink:type="simple" xlink:show="embed" xlink:actuate="onLoad">
            <text:p/>
          </draw:image>
        </draw:frame>
        <draw:frame draw:style-name="gr3" draw:text-style-name="P1" draw:layer="layout" svg:width="2.741cm" svg:height="2.502cm" svg:x="7.561cm" svg:y="1.66cm">
          <draw:image xlink:href="Pictures/10000201000001E0000001E0EE121C74.png" xlink:type="simple" xlink:show="embed" xlink:actuate="onLoad">
            <text:p/>
          </draw:image>
        </draw:frame>
        <draw:frame draw:style-name="gr3" draw:text-style-name="P1" draw:layer="layout" svg:width="2.741cm" svg:height="2.502cm" svg:x="10.075cm" svg:y="1.66cm">
          <draw:image xlink:href="Pictures/10000201000001E0000001E0EE121C74.png" xlink:type="simple" xlink:show="embed" xlink:actuate="onLoad">
            <text:p/>
          </draw:image>
        </draw:frame>
        <draw:frame draw:style-name="gr4" draw:text-style-name="P2" draw:layer="layout" svg:width="14.395cm" svg:height="1.563cm" svg:x="1.644cm" svg:y="12.415cm">
          <draw:text-box>
            <text:p text:style-name="P2"><text:span text:style-name="T1">Because a rook attacks only horizontally or </text:span></text:p>
            <text:p text:style-name="P2"><text:span text:style-name="T1">vertically, the rows and columns are independent.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25T21:07:51.886637052</dc:date>
    <dc:creator>elucterio </dc:creator>
    <meta:editing-duration>PT3H6M31S</meta:editing-duration>
    <meta:editing-cycles>8</meta:editing-cycles>
    <meta:generator>LibreOffice/4.2.8.2$Linux_X86_64 LibreOffice_project/420m0$Build-2</meta:generator>
    <meta:document-statistic meta:object-count="21"/>
  </office:meta>
</office:document-meta>
</file>